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416740135039647116"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636462535287703585"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45144837446087762"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650731473770873934"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321690300807755901"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7815386812677078558"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547206318972759145"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2875736683648629766"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3800943" text:continue-list="list8547206318972759145"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4"/>
      <text:p text:style-name="P10">In the last week: 23.9 miles</text:p>
      <text:p text:style-name="P10"/>
      <text:p text:style-name="P10"/>
      <text:p text:style-name="P10"/>
      <text:p text:style-name="P24"><text:soft-page-break/>Sat Sept 26, 2020 <text:span text:style-name="T1">6.55 miles</text:span></text:p>
      <text:p text:style-name="P10">Run: <text:span text:style-name="T2">6.55 miles on hilly roads averaging 11:30/mile</text:span> </text:p>
      <text:p text:style-name="P110"/>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208825150003339103"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6T13:57:34.89</dc:date>
    <dc:creator>James Lombardi</dc:creator>
    <meta:editing-duration>P7DT3H38M45S</meta:editing-duration>
    <meta:editing-cycles>608</meta:editing-cycles>
    <meta:generator>OpenOffice/4.1.2$Win32 OpenOffice.org_project/412m3$Build-9782</meta:generator>
    <meta:document-statistic meta:table-count="0" meta:image-count="0" meta:object-count="0" meta:page-count="72" meta:paragraph-count="2015" meta:word-count="22459" meta:character-count="113285"/>
  </office:meta>
</office:document-meta>
</file>